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88f6f"/>
    </style:style>
    <style:style style:name="T1" style:family="text">
      <style:text-properties officeooo:rsid="00188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ar y codi<text:span text:style-name="T1">fi</text:span>car un modelo orientado a objetos de una tienda online donde hay clientes, artículos y facturas.</text:p>
      <text:p text:style-name="P1">Para ello:</text:p>
      <text:p text:style-name="P1"/>
      <text:p text:style-name="P1">a) Crear la clase Cliente con los atributos __dni, __nombre y __apellidos.</text:p>
      <text:p text:style-name="P1">b) Crear la clase Articulo con los atributos __codigo, __denominacion y __precio.</text:p>
      <text:p text:style-name="P1">c) Crear la clase Factura con los atributos __numero, __cliente y __lineas.</text:p>
      <text:p text:style-name="P1"><text:tab/>1) Cada línea de factura debe almacenar un artículo y una cantidad.</text:p>
      <text:p text:style-name="P1"><text:tab/>2) El total de la factura no se debe almacenar, sino que se debe calcular automáticamente sumando el precio de cada artículo multiplicado por la cantidad.</text:p>
      <text:p text:style-name="P1"><text:tab/>3) Las líneas de una factura pertenecen a esa factura.</text:p>
      <text:p text:style-name="P1"><text:tab/>4) Las líneas de una factura se pueden añadir o eliminar de una factura, pero no modi<text:span text:style-name="T1">fi</text:span>ca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12:48:51.034000000</meta:creation-date>
    <meta:editing-duration>PT2M41S</meta:editing-duration>
    <meta:editing-cycles>2</meta:editing-cycles>
    <meta:generator>LibreOffice/7.2.1.2$Windows_X86_64 LibreOffice_project/87b77fad49947c1441b67c559c339af8f3517e22</meta:generator>
    <dc:date>2022-03-11T12:51:28.821000000</dc:date>
    <meta:document-statistic meta:table-count="0" meta:image-count="0" meta:object-count="0" meta:page-count="1" meta:paragraph-count="9" meta:word-count="121" meta:character-count="723" meta:non-whitespace-character-count="606"/>
  </office:meta>
</office:document-meta>
</file>